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1623">
            <text:p>1516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448">
            <text:p>6344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3348">
            <text:p>41334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249">
            <text:p>5924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247">
            <text:p>6624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984">
            <text:p>5598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5498">
            <text:p>35549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242">
            <text:p>8724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854">
            <text:p>4385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386">
            <text:p>5038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585">
            <text:p>5458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7566">
            <text:p>11756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457">
            <text:p>354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7444">
            <text:p>7744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122">
            <text:p>401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4666">
            <text:p>2346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371">
            <text:p>9937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5700">
            <text:p>1157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568">
            <text:p>11056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899">
            <text:p>11989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1116">
            <text:p>29111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3813">
            <text:p>18381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6410">
            <text:p>19641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0690">
            <text:p>15069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0386">
            <text:p>5038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341">
            <text:p>20434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0426">
            <text:p>37042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72130">
            <text:p>47213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950">
            <text:p>17495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8966">
            <text:p>11896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7161">
            <text:p>13716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9311">
            <text:p>7931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2981">
            <text:p>6298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8966">
            <text:p>11896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97244">
            <text:p>169724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7891">
            <text:p>14789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5193">
            <text:p>25519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7302">
            <text:p>10730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986">
            <text:p>4898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4767">
            <text:p>11476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6876">
            <text:p>19687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696">
            <text:p>12969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1217">
            <text:p>171217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6268">
            <text:p>22626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66390">
            <text:p>26639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4828">
            <text:p>13482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92943">
            <text:p>89294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6511">
            <text:p>765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8945">
            <text:p>18894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48357">
            <text:p>14835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1035">
            <text:p>11103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8905">
            <text:p>9890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7586">
            <text:p>4758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2617">
            <text:p>17261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32333">
            <text:p>23233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1501">
            <text:p>11150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2151">
            <text:p>17215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5558">
            <text:p>14555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143">
            <text:p>20014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7709">
            <text:p>8770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5902">
            <text:p>10590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512">
            <text:p>7651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9310">
            <text:p>7931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0690">
            <text:p>15069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4097">
            <text:p>12409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5173">
            <text:p>9517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6775">
            <text:p>8677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3570">
            <text:p>10357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50994">
            <text:p>25099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9635">
            <text:p>10963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6167">
            <text:p>11616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1177">
            <text:p>8117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2374">
            <text:p>9237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1380">
            <text:p>713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0690">
            <text:p>1506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4808">
            <text:p>20480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14604">
            <text:p>21460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8175">
            <text:p>8817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2009">
            <text:p>20200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2759">
            <text:p>1427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43996">
            <text:p>24399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36227">
            <text:p>13622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17871">
            <text:p>21787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9696">
            <text:p>12969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1623">
            <text:p>15162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7971">
            <text:p>9797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8904">
            <text:p>9890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4503">
            <text:p>10450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145">
            <text:p>19314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371">
            <text:p>9937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6451">
            <text:p>5645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2049">
            <text:p>6204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67161">
            <text:p>36716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9879">
            <text:p>189879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8682">
            <text:p>17868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5477">
            <text:p>19547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12434">
            <text:p>11243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8743">
            <text:p>19874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0204">
            <text:p>220204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0973">
            <text:p>9097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1562">
            <text:p>13156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9939">
            <text:p>20993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2901">
            <text:p>11290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3449">
            <text:p>63449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4117">
            <text:p>54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03570">
            <text:p>10357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35294">
            <text:p>13529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0365">
            <text:p>12036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1501">
            <text:p>11150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4240">
            <text:p>9424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2962">
            <text:p>13296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2962">
            <text:p>13296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6937">
            <text:p>21693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431">
            <text:p>12643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45092">
            <text:p>145092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8479">
            <text:p>18847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5315">
            <text:p>65315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9169">
            <text:p>109169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0041">
            <text:p>9004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6227">
            <text:p>136227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25802">
            <text:p>22580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29230">
            <text:p>12923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8763">
            <text:p>128763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2496">
            <text:p>13249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2028">
            <text:p>13202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9433">
            <text:p>119433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0426">
            <text:p>14042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2434">
            <text:p>11243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424">
            <text:p>14742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2211">
            <text:p>19221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18499">
            <text:p>118499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4118">
            <text:p>5411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2313">
            <text:p>72313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0771">
            <text:p>10077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889">
            <text:p>154889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9108">
            <text:p>8910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2373">
            <text:p>9237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8012">
            <text:p>188012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6836">
            <text:p>10683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3246">
            <text:p>7324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60021">
            <text:p>16002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4625">
            <text:p>144625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7018">
            <text:p>16701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1562">
            <text:p>13156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0690">
            <text:p>15069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1299">
            <text:p>12129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8215">
            <text:p>17821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44159">
            <text:p>144159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3286">
            <text:p>163286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1683">
            <text:p>171683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1623">
            <text:p>151623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01704">
            <text:p>101704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13367">
            <text:p>11336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3043">
            <text:p>83043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8032">
            <text:p>11803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7424">
            <text:p>14742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8681">
            <text:p>17868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852">
            <text:p>5085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1623">
            <text:p>15162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48824">
            <text:p>14882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5173">
            <text:p>95173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5984">
            <text:p>5598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3651">
            <text:p>5365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86775">
            <text:p>86775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44462">
            <text:p>24446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48358">
            <text:p>14835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03104">
            <text:p>10310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20365">
            <text:p>12036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5355">
            <text:p>15535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4178">
            <text:p>7417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7181">
            <text:p>6718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45091">
            <text:p>14509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6247">
            <text:p>66247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35761">
            <text:p>135761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6958">
            <text:p>14695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2049">
            <text:p>62049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9249">
            <text:p>5924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5294">
            <text:p>13529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5416">
            <text:p>175416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97039">
            <text:p>97039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14767">
            <text:p>114767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8114">
            <text:p>68114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4969">
            <text:p>10496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0650">
            <text:p>6065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2475">
            <text:p>202475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8378">
            <text:p>7837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0508">
            <text:p>90508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86775">
            <text:p>8677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6106">
            <text:p>96106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1379">
            <text:p>71379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6248">
            <text:p>6624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24098">
            <text:p>124098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28296">
            <text:p>12829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10568">
            <text:p>11056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0892">
            <text:p>140892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94239">
            <text:p>94239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03570">
            <text:p>10357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51623">
            <text:p>15162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18499">
            <text:p>11849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3164">
            <text:p>12316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3914">
            <text:p>6391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26431">
            <text:p>12643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9128">
            <text:p>24912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04970">
            <text:p>10497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89574">
            <text:p>89574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90040">
            <text:p>9004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39026">
            <text:p>13902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9797">
            <text:p>239797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3570">
            <text:p>10357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36227">
            <text:p>136227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81177">
            <text:p>81177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1582">
            <text:p>6158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11967">
            <text:p>111967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2312">
            <text:p>72312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7444">
            <text:p>7744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11035">
            <text:p>111035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9107">
            <text:p>89107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9979">
            <text:p>69979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44158">
            <text:p>14415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46957">
            <text:p>146957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4281">
            <text:p>18428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47424">
            <text:p>14742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12272">
            <text:p>212272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1907">
            <text:p>91907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32028">
            <text:p>13202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4320">
            <text:p>4432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5173">
            <text:p>95173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01704">
            <text:p>101704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28763">
            <text:p>128763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31562">
            <text:p>13156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29696">
            <text:p>12969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68418">
            <text:p>168418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3509">
            <text:p>83509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86309">
            <text:p>86309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9046">
            <text:p>69046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4442">
            <text:p>8444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6247">
            <text:p>6624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4828">
            <text:p>134828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7972">
            <text:p>9797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62048">
            <text:p>6204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8053">
            <text:p>48053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29229">
            <text:p>129229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57688">
            <text:p>157688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52089">
            <text:p>152089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6106">
            <text:p>96106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7181">
            <text:p>6718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111">
            <text:p>7511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89575">
            <text:p>89575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04969">
            <text:p>104969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05436">
            <text:p>10543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51156">
            <text:p>151156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53184">
            <text:p>5318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2049">
            <text:p>62049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06836">
            <text:p>106836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3489">
            <text:p>153489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7648">
            <text:p>6764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4240">
            <text:p>9424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6512">
            <text:p>7651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53651">
            <text:p>5365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3448">
            <text:p>6344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8641">
            <text:p>88641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7708">
            <text:p>87708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6247">
            <text:p>66247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63448">
            <text:p>63448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0243">
            <text:p>80243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7445">
            <text:p>77445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67648">
            <text:p>67648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58316">
            <text:p>58316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61116">
            <text:p>61116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98904">
            <text:p>9890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9371">
            <text:p>9937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1379">
            <text:p>71379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67180">
            <text:p>6718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7180">
            <text:p>6718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5700">
            <text:p>11570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5172">
            <text:p>95172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06370">
            <text:p>10637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9960">
            <text:p>13996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4301">
            <text:p>11430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66248">
            <text:p>66248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2312">
            <text:p>7231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5112">
            <text:p>7511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9514">
            <text:p>6951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9250">
            <text:p>5925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27364">
            <text:p>12736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91440">
            <text:p>9144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2780">
            <text:p>7278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2516">
            <text:p>6251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35294">
            <text:p>13529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6044">
            <text:p>76044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5375">
            <text:p>85375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9514">
            <text:p>6951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83042">
            <text:p>83042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95172">
            <text:p>9517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4240">
            <text:p>9424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77749">
            <text:p>177749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2780">
            <text:p>7278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60650">
            <text:p>6065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08702">
            <text:p>10870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6045">
            <text:p>76045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87242">
            <text:p>8724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4646">
            <text:p>7464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63753">
            <text:p>163753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6045">
            <text:p>76045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84442">
            <text:p>84442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92373">
            <text:p>92373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85375">
            <text:p>85375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08702">
            <text:p>10870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4239">
            <text:p>94239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4908">
            <text:p>8490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3510">
            <text:p>8351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04970">
            <text:p>10497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0244">
            <text:p>80244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68113">
            <text:p>68113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3510">
            <text:p>8351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18337">
            <text:p>218337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91440">
            <text:p>9144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16166">
            <text:p>11616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14766">
            <text:p>114766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7445">
            <text:p>77445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6045">
            <text:p>76045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0243">
            <text:p>80243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0041">
            <text:p>9004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34828">
            <text:p>13482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98904">
            <text:p>9890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0304">
            <text:p>10030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96105">
            <text:p>9610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12434">
            <text:p>112434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1907">
            <text:p>91907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98438">
            <text:p>98438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86309">
            <text:p>86309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9574">
            <text:p>89574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34362">
            <text:p>134362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21298">
            <text:p>12129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80244">
            <text:p>80244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84442">
            <text:p>8444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11501">
            <text:p>111501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05741">
            <text:p>205741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24402">
            <text:p>22440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01542">
            <text:p>20154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32333">
            <text:p>232333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27201">
            <text:p>227201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24869">
            <text:p>224869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58459">
            <text:p>258459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36998">
            <text:p>236998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279919">
            <text:p>279919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25497">
            <text:p>125497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85051">
            <text:p>28505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94240">
            <text:p>94240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97343">
            <text:p>197343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02941">
            <text:p>202941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12738">
            <text:p>21273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75882">
            <text:p>175882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05740">
            <text:p>205740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04341">
            <text:p>204341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66390">
            <text:p>266390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02474">
            <text:p>202474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14909">
            <text:p>314909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36532">
            <text:p>236532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89716">
            <text:p>28971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47262">
            <text:p>24726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54098">
            <text:p>354098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15842">
            <text:p>31584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16309">
            <text:p>31630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263591">
            <text:p>263591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37465">
            <text:p>23746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29371">
            <text:p>329371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04504">
            <text:p>104504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73855">
            <text:p>27385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63124">
            <text:p>26312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52090">
            <text:p>15209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9392">
            <text:p>25939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95315">
            <text:p>29531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16775">
            <text:p>316775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16776">
            <text:p>31677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60163">
            <text:p>360163</text:p>
          </table:table-cell>
          <table:table-cell>
            <draw:frame table:end-cell-address="Feuille1.Q516" table:end-x="1.063cm" table:end-y="0.08cm" draw:z-index="0" draw:style-name="gr1" draw:text-style-name="P1" svg:width="32.578cm" svg:height="9.006cm" svg:x="0.099cm" svg:y="0.107cm">
              <draw:object draw:notify-on-update-of-ranges="Feuille1.A2:Feuille1.A501 Feuille1.B2:Feuille1.B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85051">
            <text:p>285051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62191">
            <text:p>262191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91583">
            <text:p>291583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21441">
            <text:p>321441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95781">
            <text:p>29578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15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5:09:49.67</dc:date>
    <dc:creator>Olivier Villequey</dc:creator>
    <meta:document-statistic meta:table-count="1" meta:cell-count="100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79cm" svg:height="9.007cm" xlink:href=".." xlink:type="simple" chart:class="chart:bar" chart:style-name="ch1">
        <chart:legend chart:legend-position="end" svg:x="30.236cm" svg:y="3.929cm" style:legend-expansion="high" chart:style-name="ch2"/>
        <chart:plot-area chart:style-name="ch3" table:cell-range-address="Feuille1.A2:Feuille1.B501" svg:x="1.101cm" svg:y="0.855cm" svg:width="27.833cm" svg:height="7.552cm">
          <chartooo:coordinate-region svg:x="2.648cm" svg:y="1.067cm" svg:width="26.085cm" svg:height="6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A501" chart:class="chart:bar">
            <chart:data-point chart:repeated="500"/>
          </chart:series>
          <chart:series chart:style-name="ch8" chart:values-cell-range-address="Feuille1.B2:Feuille1.B501" chart:class="chart:ba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501</svg:desc>
                </draw:g>
              </table:table-cell>
              <table:table-cell office:value-type="float" office:value="151623">
                <text:p>151623</text:p>
                <draw:g>
                  <svg:desc>Feuille1.B2:Feuille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13348">
                <text:p>413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9249">
                <text:p>59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6247">
                <text:p>66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984">
                <text:p>55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5498">
                <text:p>35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242">
                <text:p>87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3854">
                <text:p>43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0386">
                <text:p>50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4585">
                <text:p>54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7566">
                <text:p>117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5457">
                <text:p>35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7444">
                <text:p>77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122">
                <text:p>4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4666">
                <text:p>234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371">
                <text:p>99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5700">
                <text:p>1157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0568">
                <text:p>110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9899">
                <text:p>119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91116">
                <text:p>291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3813">
                <text:p>183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6410">
                <text:p>1964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0690">
                <text:p>1506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0386">
                <text:p>50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4341">
                <text:p>204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70426">
                <text:p>370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2130">
                <text:p>472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74950">
                <text:p>1749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18966">
                <text:p>118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7161">
                <text:p>137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311">
                <text:p>79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2981">
                <text:p>62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18966">
                <text:p>118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697244">
                <text:p>1697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7891">
                <text:p>147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55193">
                <text:p>255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7302">
                <text:p>1073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8986">
                <text:p>489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4767">
                <text:p>1147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6876">
                <text:p>196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9696">
                <text:p>129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71217">
                <text:p>171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26268">
                <text:p>226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66390">
                <text:p>2663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4828">
                <text:p>134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92943">
                <text:p>892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6511">
                <text:p>76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8945">
                <text:p>188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8357">
                <text:p>148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1035">
                <text:p>111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8905">
                <text:p>98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7586">
                <text:p>47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72617">
                <text:p>1726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32333">
                <text:p>232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1501">
                <text:p>111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72151">
                <text:p>172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5558">
                <text:p>145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00143">
                <text:p>200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7709">
                <text:p>87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5902">
                <text:p>1059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6512">
                <text:p>76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9310">
                <text:p>793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0690">
                <text:p>1506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4097">
                <text:p>124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5173">
                <text:p>95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6775">
                <text:p>86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3570">
                <text:p>1035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0994">
                <text:p>250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9635">
                <text:p>109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16167">
                <text:p>116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177">
                <text:p>81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2374">
                <text:p>92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1380">
                <text:p>713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50690">
                <text:p>1506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04808">
                <text:p>204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14604">
                <text:p>2146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175">
                <text:p>88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02009">
                <text:p>2020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42759">
                <text:p>1427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43996">
                <text:p>243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6227">
                <text:p>136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17871">
                <text:p>2178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9696">
                <text:p>129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51623">
                <text:p>1516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7971">
                <text:p>97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8904">
                <text:p>989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4503">
                <text:p>1045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3145">
                <text:p>1931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9371">
                <text:p>99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6451">
                <text:p>564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2049">
                <text:p>62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67161">
                <text:p>3671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89879">
                <text:p>189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78682">
                <text:p>178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5477">
                <text:p>1954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12434">
                <text:p>112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98743">
                <text:p>1987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20204">
                <text:p>2202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0973">
                <text:p>909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31562">
                <text:p>1315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09939">
                <text:p>2099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2901">
                <text:p>1129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3449">
                <text:p>634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54117">
                <text:p>541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3570">
                <text:p>1035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35294">
                <text:p>1352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365">
                <text:p>1203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11501">
                <text:p>1115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4240">
                <text:p>942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2962">
                <text:p>1329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2962">
                <text:p>1329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16937">
                <text:p>2169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6431">
                <text:p>1264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45092">
                <text:p>145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88479">
                <text:p>1884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9169">
                <text:p>109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90041">
                <text:p>900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6227">
                <text:p>136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5802">
                <text:p>2258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29230">
                <text:p>1292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28763">
                <text:p>1287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2496">
                <text:p>132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2028">
                <text:p>1320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9433">
                <text:p>1194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0426">
                <text:p>1404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2434">
                <text:p>112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7424">
                <text:p>1474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92211">
                <text:p>1922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8499">
                <text:p>118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54118">
                <text:p>54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2313">
                <text:p>723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00771">
                <text:p>1007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4889">
                <text:p>1548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2373">
                <text:p>923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88012">
                <text:p>188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06836">
                <text:p>106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3246">
                <text:p>732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60021">
                <text:p>1600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44625">
                <text:p>144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7018">
                <text:p>1670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1562">
                <text:p>1315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50690">
                <text:p>1506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1299">
                <text:p>121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78215">
                <text:p>1782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44159">
                <text:p>1441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63286">
                <text:p>1632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71683">
                <text:p>1716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51623">
                <text:p>1516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1704">
                <text:p>1017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13367">
                <text:p>113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3043">
                <text:p>830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18032">
                <text:p>118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47424">
                <text:p>1474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8681">
                <text:p>178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0852">
                <text:p>508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51623">
                <text:p>151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48824">
                <text:p>148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95173">
                <text:p>951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55984">
                <text:p>55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3651">
                <text:p>536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86775">
                <text:p>86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44462">
                <text:p>2444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48358">
                <text:p>1483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03104">
                <text:p>103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20365">
                <text:p>1203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55355">
                <text:p>1553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74178">
                <text:p>741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67181">
                <text:p>671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5091">
                <text:p>1450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66247">
                <text:p>662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35761">
                <text:p>135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6958">
                <text:p>1469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2049">
                <text:p>62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9249">
                <text:p>592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35294">
                <text:p>135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75416">
                <text:p>175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7039">
                <text:p>970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14767">
                <text:p>1147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4969">
                <text:p>1049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60650">
                <text:p>606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02475">
                <text:p>202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78378">
                <text:p>783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0508">
                <text:p>905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6775">
                <text:p>867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6106">
                <text:p>961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71379">
                <text:p>713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66248">
                <text:p>662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24098">
                <text:p>124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28296">
                <text:p>1282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10568">
                <text:p>1105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40892">
                <text:p>1408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94239">
                <text:p>942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03570">
                <text:p>1035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1623">
                <text:p>1516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18499">
                <text:p>1184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23164">
                <text:p>1231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3914">
                <text:p>639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26431">
                <text:p>1264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49128">
                <text:p>249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04970">
                <text:p>1049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9574">
                <text:p>895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90040">
                <text:p>900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39026">
                <text:p>1390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39797">
                <text:p>2397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03570">
                <text:p>1035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36227">
                <text:p>1362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81177">
                <text:p>811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61582">
                <text:p>615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11967">
                <text:p>1119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2312">
                <text:p>723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7444">
                <text:p>774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11035">
                <text:p>1110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89107">
                <text:p>891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69979">
                <text:p>699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44158">
                <text:p>1441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46957">
                <text:p>1469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84281">
                <text:p>1842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47424">
                <text:p>1474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12272">
                <text:p>2122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91907">
                <text:p>919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32028">
                <text:p>1320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44320">
                <text:p>443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95173">
                <text:p>951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01704">
                <text:p>1017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28763">
                <text:p>1287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31562">
                <text:p>1315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29696">
                <text:p>1296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68418">
                <text:p>168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83509">
                <text:p>835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86309">
                <text:p>863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69046">
                <text:p>690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84442">
                <text:p>844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66247">
                <text:p>66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34828">
                <text:p>1348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97972">
                <text:p>979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62048">
                <text:p>620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48053">
                <text:p>480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29229">
                <text:p>1292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57688">
                <text:p>1576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52089">
                <text:p>1520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96106">
                <text:p>961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67181">
                <text:p>671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75111">
                <text:p>75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89575">
                <text:p>895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04969">
                <text:p>1049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05436">
                <text:p>1054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51156">
                <text:p>1511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53184">
                <text:p>53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62049">
                <text:p>620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6836">
                <text:p>1068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53489">
                <text:p>1534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67648">
                <text:p>676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94240">
                <text:p>942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76512">
                <text:p>765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53651">
                <text:p>536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88641">
                <text:p>886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87708">
                <text:p>877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66247">
                <text:p>662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80243">
                <text:p>802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77445">
                <text:p>774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67648">
                <text:p>676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58316">
                <text:p>583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61116">
                <text:p>61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98904">
                <text:p>989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99371">
                <text:p>993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71379">
                <text:p>713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67180">
                <text:p>671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67180">
                <text:p>67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15700">
                <text:p>1157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95172">
                <text:p>951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06370">
                <text:p>1063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39960">
                <text:p>13996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4301">
                <text:p>1143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66248">
                <text:p>662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72312">
                <text:p>723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75112">
                <text:p>75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69514">
                <text:p>695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59250">
                <text:p>592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27364">
                <text:p>1273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91440">
                <text:p>9144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72780">
                <text:p>727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62516">
                <text:p>625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35294">
                <text:p>1352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76044">
                <text:p>760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85375">
                <text:p>85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69514">
                <text:p>695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83042">
                <text:p>830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95172">
                <text:p>951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94240">
                <text:p>942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77749">
                <text:p>1777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72780">
                <text:p>727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60650">
                <text:p>6065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08702">
                <text:p>1087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6045">
                <text:p>760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7242">
                <text:p>872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74646">
                <text:p>746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63753">
                <text:p>1637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6045">
                <text:p>760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84442">
                <text:p>844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2373">
                <text:p>923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85375">
                <text:p>85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08702">
                <text:p>1087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94239">
                <text:p>942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84908">
                <text:p>849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83510">
                <text:p>835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04970">
                <text:p>1049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80244">
                <text:p>802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68113">
                <text:p>681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83510">
                <text:p>835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218337">
                <text:p>2183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91440">
                <text:p>914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16166">
                <text:p>1161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14766">
                <text:p>1147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77445">
                <text:p>774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76045">
                <text:p>760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80243">
                <text:p>802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90041">
                <text:p>900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34828">
                <text:p>1348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98904">
                <text:p>989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00304">
                <text:p>1003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96105">
                <text:p>961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12434">
                <text:p>112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91907">
                <text:p>919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98438">
                <text:p>984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86309">
                <text:p>863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89574">
                <text:p>895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34362">
                <text:p>1343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21298">
                <text:p>1212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80244">
                <text:p>802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84442">
                <text:p>844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11501">
                <text:p>1115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205741">
                <text:p>2057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224402">
                <text:p>2244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201542">
                <text:p>2015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232333">
                <text:p>232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227201">
                <text:p>2272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224869">
                <text:p>2248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58459">
                <text:p>2584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236998">
                <text:p>2369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279919">
                <text:p>2799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25497">
                <text:p>125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85051">
                <text:p>2850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94240">
                <text:p>942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97343">
                <text:p>1973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202941">
                <text:p>2029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212738">
                <text:p>2127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75882">
                <text:p>1758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205740">
                <text:p>2057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204341">
                <text:p>2043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266390">
                <text:p>266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202474">
                <text:p>2024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14909">
                <text:p>3149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236532">
                <text:p>2365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289716">
                <text:p>2897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247262">
                <text:p>2472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54098">
                <text:p>3540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15842">
                <text:p>3158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16309">
                <text:p>3163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263591">
                <text:p>2635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237465">
                <text:p>2374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29371">
                <text:p>3293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04504">
                <text:p>1045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273855">
                <text:p>2738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63124">
                <text:p>2631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52090">
                <text:p>1520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259392">
                <text:p>2593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295315">
                <text:p>2953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16775">
                <text:p>3167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16776">
                <text:p>316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60163">
                <text:p>3601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285051">
                <text:p>2850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62191">
                <text:p>2621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91583">
                <text:p>2915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21441">
                <text:p>3214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295781">
                <text:p>295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